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eaksDN-50ALC</text:p>
          </table:table-cell>
          <table:table-cell office:value-type="string" calcext:value-type="string">
            <text:p>PeaksDN-80ALC</text:p>
          </table:table-cell>
          <table:table-cell office:value-type="string" calcext:value-type="string">
            <text:p>Comet-XCorr2.5-unique</text:p>
          </table:table-cell>
          <table:table-cell office:value-type="string" calcext:value-type="string">
            <text:p>PeptideProp90-unique</text:p>
          </table:table-cell>
          <table:table-cell office:value-type="string" calcext:value-type="string">
            <text:p>PeptideProp95-unique</text:p>
          </table:table-cell>
          <table:table-cell office:value-type="string" calcext:value-type="string">
            <text:p>ProtProp90</text:p>
          </table:table-cell>
          <table:table-cell office:value-type="string" calcext:value-type="string">
            <text:p>ProtProp95</text:p>
          </table:table-cell>
        </table:table-row>
        <table:table-row table:style-name="ro1">
          <table:table-cell office:value-type="string" calcext:value-type="string">
            <text:p>MED2_RAL95_trypsin_1</text:p>
          </table:table-cell>
          <table:table-cell office:value-type="float" office:value="16730" calcext:value-type="float">
            <text:p>16730</text:p>
          </table:table-cell>
          <table:table-cell office:value-type="float" office:value="6745" calcext:value-type="float">
            <text:p>6745</text:p>
          </table:table-cell>
          <table:table-cell office:value-type="float" office:value="11077" calcext:value-type="float">
            <text:p>11077</text:p>
          </table:table-cell>
          <table:table-cell office:value-type="float" office:value="11157" calcext:value-type="float">
            <text:p>11157</text:p>
          </table:table-cell>
          <table:table-cell office:value-type="float" office:value="10767" calcext:value-type="float">
            <text:p>10767</text:p>
          </table:table-cell>
          <table:table-cell office:value-type="float" office:value="1369" calcext:value-type="float">
            <text:p>136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ED2_RAL95_trypsin_2</text:p>
          </table:table-cell>
          <table:table-cell office:value-type="float" office:value="16458" calcext:value-type="float">
            <text:p>16458</text:p>
          </table:table-cell>
          <table:table-cell office:value-type="float" office:value="6777" calcext:value-type="float">
            <text:p>6777</text:p>
          </table:table-cell>
          <table:table-cell office:value-type="float" office:value="10785" calcext:value-type="float">
            <text:p>10785</text:p>
          </table:table-cell>
          <table:table-cell office:value-type="float" office:value="10904" calcext:value-type="float">
            <text:p>10904</text:p>
          </table:table-cell>
          <table:table-cell office:value-type="float" office:value="10524" calcext:value-type="float">
            <text:p>10524</text:p>
          </table:table-cell>
          <table:table-cell office:value-type="float" office:value="1372" calcext:value-type="float">
            <text:p>1372</text:p>
          </table:table-cell>
          <table:table-cell office:value-type="float" office:value="1366" calcext:value-type="float">
            <text:p>1366</text:p>
          </table:table-cell>
        </table:table-row>
      </table:table>
      <table:table table:name="ptms" table:style-name="ta1">
        <table:shapes>
          <draw:frame draw:z-index="0" draw:style-name="gr1" draw:text-style-name="P1" svg:width="6.3028in" svg:height="3.5469in" svg:x="0.6016in" svg:y="1.698in">
            <draw:object draw:notify-on-update-of-ranges="ptms.A2:ptms.A7 ptms.B1:ptms.B1 ptms.B2:ptms.B7 ptms.C1:ptms.C1 ptms.C2:ptms.C7 ptms.D1:ptms.D1 ptms.D2:ptms.D7 ptms.E1:ptms.E1 ptms.E2:ptms.E7 ptms.F1:ptms.F1 ptms.F2:ptms.F7 ptms.G1:ptms.G1 ptms.G2:ptms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/>
          <table:table-cell office:value-type="string" calcext:value-type="string">
            <text:p>c-carb</text:p>
          </table:table-cell>
          <table:table-cell office:value-type="string" calcext:value-type="string">
            <text:p>m-oxid</text:p>
          </table:table-cell>
          <table:table-cell office:value-type="string" calcext:value-type="string">
            <text:p>n-deam</text:p>
          </table:table-cell>
          <table:table-cell office:value-type="string" calcext:value-type="string">
            <text:p>q-deam</text:p>
          </table:table-cell>
          <table:table-cell office:value-type="string" calcext:value-type="string">
            <text:p>k-iron</text:p>
          </table:table-cell>
          <table:table-cell office:value-type="string" calcext:value-type="string">
            <text:p>k-meth</text:p>
          </table:table-cell>
          <table:table-cell office:value-type="string" calcext:value-type="string">
            <text:p>r-meth</text:p>
          </table:table-cell>
        </table:table-row>
        <table:table-row table:style-name="ro1">
          <table:table-cell office:value-type="string" calcext:value-type="string">
            <text:p>MED2_1_PeaksDN-50ALC</text:p>
          </table:table-cell>
          <table:table-cell office:value-type="float" office:value="0.138493723849372" calcext:value-type="float">
            <text:p>0.138493723849372</text:p>
          </table:table-cell>
          <table:table-cell office:value-type="float" office:value="0.122952779438135" calcext:value-type="float">
            <text:p>0.122952779438135</text:p>
          </table:table-cell>
          <table:table-cell office:value-type="float" office:value="0.137238493723849" calcext:value-type="float">
            <text:p>0.137238493723849</text:p>
          </table:table-cell>
          <table:table-cell office:value-type="float" office:value="0.0120143454871488" calcext:value-type="float">
            <text:p>0.012014345487149</text:p>
          </table:table-cell>
          <table:table-cell office:value-type="float" office:value="0.0963538553496712" calcext:value-type="float">
            <text:p>0.096353855349671</text:p>
          </table:table-cell>
          <table:table-cell office:value-type="float" office:value="0.184578601315003" calcext:value-type="float">
            <text:p>0.184578601315003</text:p>
          </table:table-cell>
          <table:table-cell/>
        </table:table-row>
        <table:table-row table:style-name="ro1">
          <table:table-cell office:value-type="string" calcext:value-type="string">
            <text:p>MED2_2_PeaksDN-80ALC</text:p>
          </table:table-cell>
          <table:table-cell office:value-type="float" office:value="0.0799110452186805" calcext:value-type="float">
            <text:p>0.079911045218681</text:p>
          </table:table-cell>
          <table:table-cell office:value-type="float" office:value="0.0770941438102298" calcext:value-type="float">
            <text:p>0.07709414381023</text:p>
          </table:table-cell>
          <table:table-cell office:value-type="float" office:value="0.1587842846553" calcext:value-type="float">
            <text:p>0.1587842846553</text:p>
          </table:table-cell>
          <table:table-cell office:value-type="float" office:value="0.017939214232765" calcext:value-type="float">
            <text:p>0.017939214232765</text:p>
          </table:table-cell>
          <table:table-cell office:value-type="float" office:value="0.0161601186063751" calcext:value-type="float">
            <text:p>0.016160118606375</text:p>
          </table:table-cell>
          <table:table-cell office:value-type="float" office:value="0.093995552260934" calcext:value-type="float">
            <text:p>0.093995552260934</text:p>
          </table:table-cell>
          <table:table-cell/>
        </table:table-row>
        <table:table-row table:style-name="ro1">
          <table:table-cell office:value-type="string" calcext:value-type="string">
            <text:p>MED2_1_PeaksDN-50ALC</text:p>
          </table:table-cell>
          <table:table-cell office:value-type="float" office:value="0.134471653399769" calcext:value-type="float">
            <text:p>0.134471653399769</text:p>
          </table:table-cell>
          <table:table-cell office:value-type="float" office:value="0.127544509934982" calcext:value-type="float">
            <text:p>0.127544509934982</text:p>
          </table:table-cell>
          <table:table-cell office:value-type="float" office:value="0.132587956492678" calcext:value-type="float">
            <text:p>0.132587956492678</text:p>
          </table:table-cell>
          <table:table-cell office:value-type="float" office:value="0.0117275323570517" calcext:value-type="float">
            <text:p>0.011727532357052</text:p>
          </table:table-cell>
          <table:table-cell office:value-type="float" office:value="0.0938810232727715" calcext:value-type="float">
            <text:p>0.093881023272772</text:p>
          </table:table-cell>
          <table:table-cell office:value-type="float" office:value="0.181624840493407" calcext:value-type="float">
            <text:p>0.181624840493407</text:p>
          </table:table-cell>
          <table:table-cell/>
        </table:table-row>
        <table:table-row table:style-name="ro1">
          <table:table-cell office:value-type="string" calcext:value-type="string">
            <text:p>MED2_2_PeaksDN-80ALC</text:p>
          </table:table-cell>
          <table:table-cell office:value-type="float" office:value="0.0807260920897285" calcext:value-type="float">
            <text:p>0.080726092089729</text:p>
          </table:table-cell>
          <table:table-cell office:value-type="float" office:value="0.0739374262101535" calcext:value-type="float">
            <text:p>0.073937426210154</text:p>
          </table:table-cell>
          <table:table-cell office:value-type="float" office:value="0.16086186540732" calcext:value-type="float">
            <text:p>0.16086186540732</text:p>
          </table:table-cell>
          <table:table-cell table:number-columns-repeated="2" office:value-type="float" office:value="0.0193329397874852" calcext:value-type="float">
            <text:p>0.019332939787485</text:p>
          </table:table-cell>
          <table:table-cell office:value-type="float" office:value="0.0889905548996458" calcext:value-type="float">
            <text:p>0.088990554899646</text:p>
          </table:table-cell>
          <table:table-cell/>
        </table:table-row>
        <table:table-row table:style-name="ro1">
          <table:table-cell office:value-type="string" calcext:value-type="string">
            <text:p>MED2_1_Comet-XCorr2.5</text:p>
          </table:table-cell>
          <table:table-cell office:value-type="float" office:value="0.135546334716459" calcext:value-type="float">
            <text:p>0.135546334716459</text:p>
          </table:table-cell>
          <table:table-cell office:value-type="float" office:value="0.0624534524949463" calcext:value-type="float">
            <text:p>0.062453452494946</text:p>
          </table:table-cell>
          <table:table-cell office:value-type="float" office:value="0.111075646345356" calcext:value-type="float">
            <text:p>0.111075646345356</text:p>
          </table:table-cell>
          <table:table-cell office:value-type="float" office:value="0.0591020321310778" calcext:value-type="float">
            <text:p>0.059102032131078</text:p>
          </table:table-cell>
          <table:table-cell office:value-type="float" office:value="0.0504840940525588" calcext:value-type="float">
            <text:p>0.050484094052559</text:p>
          </table:table-cell>
          <table:table-cell office:value-type="float" office:value="0.029364826045324" calcext:value-type="float">
            <text:p>0.029364826045324</text:p>
          </table:table-cell>
          <table:table-cell office:value-type="float" office:value="0.0142568358335993" calcext:value-type="float">
            <text:p>0.014256835833599</text:p>
          </table:table-cell>
        </table:table-row>
        <table:table-row table:style-name="ro1">
          <table:table-cell office:value-type="string" calcext:value-type="string">
            <text:p>MED2_2_Comet-XCorr2.5</text:p>
          </table:table-cell>
          <table:table-cell office:value-type="float" office:value="0.127003967175697" calcext:value-type="float">
            <text:p>0.127003967175697</text:p>
          </table:table-cell>
          <table:table-cell office:value-type="float" office:value="0.0613553611216782" calcext:value-type="float">
            <text:p>0.061355361121678</text:p>
          </table:table-cell>
          <table:table-cell office:value-type="float" office:value="0.108744089995109" calcext:value-type="float">
            <text:p>0.108744089995109</text:p>
          </table:table-cell>
          <table:table-cell office:value-type="float" office:value="0.0559208738655508" calcext:value-type="float">
            <text:p>0.055920873865551</text:p>
          </table:table-cell>
          <table:table-cell office:value-type="float" office:value="0.0453779685886637" calcext:value-type="float">
            <text:p>0.045377968588664</text:p>
          </table:table-cell>
          <table:table-cell office:value-type="float" office:value="0.0301070593989457" calcext:value-type="float">
            <text:p>0.030107059398946</text:p>
          </table:table-cell>
          <table:table-cell office:value-type="float" office:value="0.0109776642573773" calcext:value-type="float">
            <text:p>0.010977664257377</text:p>
          </table:table-cell>
        </table:table-row>
      </table:table>
      <table:table table:name="rel-skq17-ptms" table:style-name="ta1">
        <table:shapes>
          <draw:frame draw:z-index="0" draw:style-name="gr1" draw:text-style-name="P1" svg:width="6.3028in" svg:height="3.5469in" svg:x="2.3346in" svg:y="2.0799in">
            <draw:object draw:notify-on-update-of-ranges="'rel-skq17-ptms'.A1:'rel-skq17-ptms'.A1 'rel-skq17-ptms'.A2:'rel-skq17-ptms'.A7 'rel-skq17-ptms'.B1:'rel-skq17-ptms'.B1 'rel-skq17-ptms'.B2:'rel-skq17-ptms'.B7 'rel-skq17-ptms'.C1:'rel-skq17-ptms'.C1 'rel-skq17-ptms'.C2:'rel-skq17-ptms'.C7 'rel-skq17-ptms'.D1:'rel-skq17-ptms'.D1 'rel-skq17-ptms'.D2:'rel-skq17-ptms'.D7 'rel-skq17-ptms'.E1:'rel-skq17-ptms'.E1 'rel-skq17-ptms'.E2:'rel-skq17-ptms'.E7 'rel-skq17-ptms'.F1:'rel-skq17-ptms'.F1 'rel-skq17-ptms'.F2:'rel-skq17-ptms'.F7 'rel-skq17-ptms'.G1:'rel-skq17-ptms'.G1 'rel-skq17-ptms'.G2:'rel-skq17-ptms'.G7 'rel-skq17-ptms'.H1:'rel-skq17-ptms'.H1 'rel-skq17-ptms'.H2:'rel-skq17-ptms'.H7 'rel-skq17-ptms'.I1:'rel-skq17-ptms'.I1 'rel-skq17-ptms'.I2:'rel-skq17-ptms'.I7 'rel-skq17-ptms'.J1:'rel-skq17-ptms'.J1 'rel-skq17-ptms'.J2:'rel-skq17-ptms'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otal PTMs</text:p>
          </table:table-cell>
          <table:table-cell office:value-type="string" calcext:value-type="string">
            <text:p>Cys carb.</text:p>
          </table:table-cell>
          <table:table-cell office:value-type="string" calcext:value-type="string">
            <text:p>Met oxi.</text:p>
          </table:table-cell>
          <table:table-cell office:value-type="string" calcext:value-type="string">
            <text:p>Asp deam.</text:p>
          </table:table-cell>
          <table:table-cell office:value-type="string" calcext:value-type="string">
            <text:p>Glut deam.</text:p>
          </table:table-cell>
          <table:table-cell office:value-type="string" calcext:value-type="string">
            <text:p>Lys hydr</text:p>
          </table:table-cell>
          <table:table-cell office:value-type="string" calcext:value-type="string">
            <text:p>Pro hydr</text:p>
          </table:table-cell>
          <table:table-cell office:value-type="string" calcext:value-type="string">
            <text:p>Lys meth.</text:p>
          </table:table-cell>
          <table:table-cell office:value-type="string" calcext:value-type="string">
            <text:p>Arg meth.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51261295180723" calcext:value-type="float">
            <text:p>1.51261295180723</text:p>
          </table:table-cell>
          <table:table-cell office:value-type="float" office:value="0.109939759036145" calcext:value-type="float">
            <text:p>0.109939759036145</text:p>
          </table:table-cell>
          <table:table-cell office:value-type="float" office:value="0.543109939759036" calcext:value-type="float">
            <text:p>0.543109939759036</text:p>
          </table:table-cell>
          <table:table-cell office:value-type="float" office:value="0.114457831325301" calcext:value-type="float">
            <text:p>0.114457831325301</text:p>
          </table:table-cell>
          <table:table-cell office:value-type="float" office:value="0.00828313253012" calcext:value-type="float">
            <text:p>0.00828313253012</text:p>
          </table:table-cell>
          <table:table-cell office:value-type="float" office:value="0.130647590361446" calcext:value-type="float">
            <text:p>0.130647590361446</text:p>
          </table:table-cell>
          <table:table-cell office:value-type="float" office:value="0.276355421686747" calcext:value-type="float">
            <text:p>0.276355421686747</text:p>
          </table:table-cell>
          <table:table-cell office:value-type="float" office:value="0.142319277108434" calcext:value-type="float">
            <text:p>0.142319277108434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58092553441391" calcext:value-type="float">
            <text:p>1.58092553441391</text:p>
          </table:table-cell>
          <table:table-cell office:value-type="float" office:value="0.125440451021846" calcext:value-type="float">
            <text:p>0.125440451021846</text:p>
          </table:table-cell>
          <table:table-cell office:value-type="float" office:value="0.536997885835095" calcext:value-type="float">
            <text:p>0.536997885835095</text:p>
          </table:table-cell>
          <table:table-cell office:value-type="float" office:value="0.10077519379845" calcext:value-type="float">
            <text:p>0.10077519379845</text:p>
          </table:table-cell>
          <table:table-cell office:value-type="float" office:value="0.007047216349542" calcext:value-type="float">
            <text:p>0.007047216349542</text:p>
          </table:table-cell>
          <table:table-cell office:value-type="float" office:value="0.144702842377261" calcext:value-type="float">
            <text:p>0.144702842377261</text:p>
          </table:table-cell>
          <table:table-cell office:value-type="float" office:value="0.263330984261217" calcext:value-type="float">
            <text:p>0.263330984261217</text:p>
          </table:table-cell>
          <table:table-cell office:value-type="float" office:value="0.164200140944327" calcext:value-type="float">
            <text:p>0.164200140944327</text:p>
          </table:table-cell>
          <table:table-cell office:value-type="float" office:value="0.238430819826169" calcext:value-type="float">
            <text:p>0.2384308198261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79220023282887" calcext:value-type="float">
            <text:p>1.79220023282887</text:p>
          </table:table-cell>
          <table:table-cell office:value-type="float" office:value="0.128637951105937" calcext:value-type="float">
            <text:p>0.128637951105937</text:p>
          </table:table-cell>
          <table:table-cell office:value-type="float" office:value="0.607101280558789" calcext:value-type="float">
            <text:p>0.607101280558789</text:p>
          </table:table-cell>
          <table:table-cell office:value-type="float" office:value="0.088474970896391" calcext:value-type="float">
            <text:p>0.088474970896391</text:p>
          </table:table-cell>
          <table:table-cell office:value-type="float" office:value="0.009313154831199" calcext:value-type="float">
            <text:p>0.009313154831199</text:p>
          </table:table-cell>
          <table:table-cell office:value-type="float" office:value="0.206053550640279" calcext:value-type="float">
            <text:p>0.206053550640279</text:p>
          </table:table-cell>
          <table:table-cell office:value-type="float" office:value="0.257857974388824" calcext:value-type="float">
            <text:p>0.257857974388824</text:p>
          </table:table-cell>
          <table:table-cell office:value-type="float" office:value="0.19848661233993" calcext:value-type="float">
            <text:p>0.19848661233993</text:p>
          </table:table-cell>
          <table:table-cell office:value-type="float" office:value="0.29627473806752" calcext:value-type="float">
            <text:p>0.296274738067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53270440251572" calcext:value-type="float">
            <text:p>1.53270440251572</text:p>
          </table:table-cell>
          <table:table-cell office:value-type="float" office:value="0.138364779874214" calcext:value-type="float">
            <text:p>0.138364779874214</text:p>
          </table:table-cell>
          <table:table-cell office:value-type="float" office:value="0.528930817610063" calcext:value-type="float">
            <text:p>0.528930817610063</text:p>
          </table:table-cell>
          <table:table-cell office:value-type="float" office:value="0.132704402515723" calcext:value-type="float">
            <text:p>0.132704402515723</text:p>
          </table:table-cell>
          <table:table-cell office:value-type="float" office:value="0.015094339622642" calcext:value-type="float">
            <text:p>0.015094339622642</text:p>
          </table:table-cell>
          <table:table-cell office:value-type="float" office:value="0.129559748427673" calcext:value-type="float">
            <text:p>0.129559748427673</text:p>
          </table:table-cell>
          <table:table-cell office:value-type="float" office:value="0.247169811320755" calcext:value-type="float">
            <text:p>0.247169811320755</text:p>
          </table:table-cell>
          <table:table-cell office:value-type="float" office:value="0.157232704402516" calcext:value-type="float">
            <text:p>0.157232704402516</text:p>
          </table:table-cell>
          <table:table-cell office:value-type="float" office:value="0.183647798742138" calcext:value-type="float">
            <text:p>0.1836477987421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92396463471382" calcext:value-type="float">
            <text:p>1.92396463471382</text:p>
          </table:table-cell>
          <table:table-cell office:value-type="float" office:value="0.169660307119591" calcext:value-type="float">
            <text:p>0.169660307119591</text:p>
          </table:table-cell>
          <table:table-cell office:value-type="float" office:value="0.701163331782224" calcext:value-type="float">
            <text:p>0.701163331782224</text:p>
          </table:table-cell>
          <table:table-cell office:value-type="float" office:value="0.131503024662634" calcext:value-type="float">
            <text:p>0.131503024662634</text:p>
          </table:table-cell>
          <table:table-cell office:value-type="float" office:value="0.0063285248953" calcext:value-type="float">
            <text:p>0.0063285248953</text:p>
          </table:table-cell>
          <table:table-cell office:value-type="float" office:value="0.16063285248953" calcext:value-type="float">
            <text:p>0.16063285248953</text:p>
          </table:table-cell>
          <table:table-cell office:value-type="float" office:value="0.332805956258725" calcext:value-type="float">
            <text:p>0.332805956258725</text:p>
          </table:table-cell>
          <table:table-cell office:value-type="float" office:value="0.158213122382503" calcext:value-type="float">
            <text:p>0.158213122382503</text:p>
          </table:table-cell>
          <table:table-cell office:value-type="float" office:value="0.263657515123313" calcext:value-type="float">
            <text:p>0.2636575151233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81918184943279" calcext:value-type="float">
            <text:p>1.81918184943279</text:p>
          </table:table-cell>
          <table:table-cell office:value-type="float" office:value="0.142087773576258" calcext:value-type="float">
            <text:p>0.142087773576258</text:p>
          </table:table-cell>
          <table:table-cell office:value-type="float" office:value="0.666437492838318" calcext:value-type="float">
            <text:p>0.666437492838318</text:p>
          </table:table-cell>
          <table:table-cell office:value-type="float" office:value="0.118253695427982" calcext:value-type="float">
            <text:p>0.118253695427982</text:p>
          </table:table-cell>
          <table:table-cell office:value-type="float" office:value="0.00676062793629" calcext:value-type="float">
            <text:p>0.00676062793629</text:p>
          </table:table-cell>
          <table:table-cell office:value-type="float" office:value="0.166265612467056" calcext:value-type="float">
            <text:p>0.166265612467056</text:p>
          </table:table-cell>
          <table:table-cell office:value-type="float" office:value="0.303196974905466" calcext:value-type="float">
            <text:p>0.303196974905466</text:p>
          </table:table-cell>
          <table:table-cell office:value-type="float" office:value="0.155379855620488" calcext:value-type="float">
            <text:p>0.155379855620488</text:p>
          </table:table-cell>
          <table:table-cell office:value-type="float" office:value="0.260799816660937" calcext:value-type="float">
            <text:p>0.260799816660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48:52.145405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4:36:01.222691143</meta:creation-date>
    <meta:generator>LibreOffice/6.4.6.2$Linux_X86_64 LibreOffice_project/40$Build-2</meta:generator>
    <dc:date>2020-10-01T18:34:30.816545309</dc:date>
    <meta:editing-duration>PT7H43M36S</meta:editing-duration>
    <meta:editing-cycles>8</meta:editing-cycles>
    <meta:document-statistic meta:table-count="3" meta:cell-count="145" meta:object-count="2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14.117cm" svg:y="2.961cm" style:legend-expansion="high" chart:style-name="ch2"/>
        <chart:plot-area chart:style-name="ch3" table:cell-range-address="ptms.A1:ptms.G7" chart:data-source-has-labels="both" svg:x="0.32cm" svg:y="0.18cm" svg:width="13.477cm" svg:height="8.65cm">
          <chartooo:coordinate-region svg:x="2.378cm" svg:y="0.18cm" svg:width="11.419cm" svg:height="5.021cm"/>
          <chart:axis chart:dimension="x" chart:name="primary-x" chart:style-name="ch4" chartooo:axis-type="auto">
            <chartooo:date-scale/>
            <chart:categories table:cell-range-address="ptms.A2:ptm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ms.B2:ptms.B7" chart:label-cell-address="ptms.B1:ptms.B1" chart:class="chart:bar">
            <chart:data-point chart:repeated="6"/>
          </chart:series>
          <chart:series chart:style-name="ch8" chart:values-cell-range-address="ptms.C2:ptms.C7" chart:label-cell-address="ptms.C1:ptms.C1" chart:class="chart:bar">
            <chart:data-point chart:repeated="6"/>
          </chart:series>
          <chart:series chart:style-name="ch9" chart:values-cell-range-address="ptms.D2:ptms.D7" chart:label-cell-address="ptms.D1:ptms.D1" chart:class="chart:bar">
            <chart:data-point chart:repeated="6"/>
          </chart:series>
          <chart:series chart:style-name="ch10" chart:values-cell-range-address="ptms.E2:ptms.E7" chart:label-cell-address="ptms.E1:ptms.E1" chart:class="chart:bar">
            <chart:data-point chart:repeated="6"/>
          </chart:series>
          <chart:series chart:style-name="ch11" chart:values-cell-range-address="ptms.F2:ptms.F7" chart:label-cell-address="ptms.F1:ptms.F1" chart:class="chart:bar">
            <chart:data-point chart:repeated="6"/>
          </chart:series>
          <chart:series chart:style-name="ch12" chart:values-cell-range-address="ptms.G2:ptms.G7" chart:label-cell-address="ptms.G1:ptms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carb</text:p>
                <draw:g>
                  <svg:desc>ptms.B1:ptms.B1</svg:desc>
                </draw:g>
              </table:table-cell>
              <table:table-cell office:value-type="string">
                <text:p>m-oxid</text:p>
                <draw:g>
                  <svg:desc>ptms.C1:ptms.C1</svg:desc>
                </draw:g>
              </table:table-cell>
              <table:table-cell office:value-type="string">
                <text:p>n-deam</text:p>
                <draw:g>
                  <svg:desc>ptms.D1:ptms.D1</svg:desc>
                </draw:g>
              </table:table-cell>
              <table:table-cell office:value-type="string">
                <text:p>q-deam</text:p>
                <draw:g>
                  <svg:desc>ptms.E1:ptms.E1</svg:desc>
                </draw:g>
              </table:table-cell>
              <table:table-cell office:value-type="string">
                <text:p>k-iron</text:p>
                <draw:g>
                  <svg:desc>ptms.F1:ptms.F1</svg:desc>
                </draw:g>
              </table:table-cell>
              <table:table-cell office:value-type="string">
                <text:p>k-meth</text:p>
                <draw:g>
                  <svg:desc>ptms.G1:ptm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2_1_PeaksDN-50ALC</text:p>
                <draw:g>
                  <svg:desc>ptms.A2:ptms.A7</svg:desc>
                </draw:g>
              </table:table-cell>
              <table:table-cell office:value-type="float" office:value="0.138493723849372">
                <text:p>0.138493723849372</text:p>
                <draw:g>
                  <svg:desc>ptms.B2:ptms.B7</svg:desc>
                </draw:g>
              </table:table-cell>
              <table:table-cell office:value-type="float" office:value="0.122952779438135">
                <text:p>0.122952779438135</text:p>
                <draw:g>
                  <svg:desc>ptms.C2:ptms.C7</svg:desc>
                </draw:g>
              </table:table-cell>
              <table:table-cell office:value-type="float" office:value="0.137238493723849">
                <text:p>0.137238493723849</text:p>
                <draw:g>
                  <svg:desc>ptms.D2:ptms.D7</svg:desc>
                </draw:g>
              </table:table-cell>
              <table:table-cell office:value-type="float" office:value="0.0120143454871488">
                <text:p>0.0120143454871488</text:p>
                <draw:g>
                  <svg:desc>ptms.E2:ptms.E7</svg:desc>
                </draw:g>
              </table:table-cell>
              <table:table-cell office:value-type="float" office:value="0.0963538553496712">
                <text:p>0.0963538553496712</text:p>
                <draw:g>
                  <svg:desc>ptms.F2:ptms.F7</svg:desc>
                </draw:g>
              </table:table-cell>
              <table:table-cell office:value-type="float" office:value="0.184578601315003">
                <text:p>0.184578601315003</text:p>
                <draw:g>
                  <svg:desc>ptms.G2:ptms.G7</svg:desc>
                </draw:g>
              </table:table-cell>
            </table:table-row>
            <table:table-row>
              <table:table-cell office:value-type="string">
                <text:p>MED2_2_PeaksDN-80ALC</text:p>
              </table:table-cell>
              <table:table-cell office:value-type="float" office:value="0.0799110452186805">
                <text:p>0.0799110452186805</text:p>
              </table:table-cell>
              <table:table-cell office:value-type="float" office:value="0.0770941438102298">
                <text:p>0.0770941438102298</text:p>
              </table:table-cell>
              <table:table-cell office:value-type="float" office:value="0.1587842846553">
                <text:p>0.1587842846553</text:p>
              </table:table-cell>
              <table:table-cell office:value-type="float" office:value="0.017939214232765">
                <text:p>0.017939214232765</text:p>
              </table:table-cell>
              <table:table-cell office:value-type="float" office:value="0.0161601186063751">
                <text:p>0.0161601186063751</text:p>
              </table:table-cell>
              <table:table-cell office:value-type="float" office:value="0.093995552260934">
                <text:p>0.093995552260934</text:p>
              </table:table-cell>
            </table:table-row>
            <table:table-row>
              <table:table-cell office:value-type="string">
                <text:p>MED2_1_PeaksDN-50ALC</text:p>
              </table:table-cell>
              <table:table-cell office:value-type="float" office:value="0.134471653399769">
                <text:p>0.134471653399769</text:p>
              </table:table-cell>
              <table:table-cell office:value-type="float" office:value="0.127544509934982">
                <text:p>0.127544509934982</text:p>
              </table:table-cell>
              <table:table-cell office:value-type="float" office:value="0.132587956492678">
                <text:p>0.132587956492678</text:p>
              </table:table-cell>
              <table:table-cell office:value-type="float" office:value="0.0117275323570517">
                <text:p>0.0117275323570517</text:p>
              </table:table-cell>
              <table:table-cell office:value-type="float" office:value="0.0938810232727715">
                <text:p>0.0938810232727715</text:p>
              </table:table-cell>
              <table:table-cell office:value-type="float" office:value="0.181624840493407">
                <text:p>0.181624840493407</text:p>
              </table:table-cell>
            </table:table-row>
            <table:table-row>
              <table:table-cell office:value-type="string">
                <text:p>MED2_2_PeaksDN-80ALC</text:p>
              </table:table-cell>
              <table:table-cell office:value-type="float" office:value="0.0807260920897285">
                <text:p>0.0807260920897285</text:p>
              </table:table-cell>
              <table:table-cell office:value-type="float" office:value="0.0739374262101535">
                <text:p>0.0739374262101535</text:p>
              </table:table-cell>
              <table:table-cell office:value-type="float" office:value="0.16086186540732">
                <text:p>0.16086186540732</text:p>
              </table:table-cell>
              <table:table-cell office:value-type="float" office:value="0.0193329397874852">
                <text:p>0.0193329397874852</text:p>
              </table:table-cell>
              <table:table-cell office:value-type="float" office:value="0.0193329397874852">
                <text:p>0.0193329397874852</text:p>
              </table:table-cell>
              <table:table-cell office:value-type="float" office:value="0.0889905548996458">
                <text:p>0.0889905548996458</text:p>
              </table:table-cell>
            </table:table-row>
            <table:table-row>
              <table:table-cell office:value-type="string">
                <text:p>MED2_1_Comet-XCorr2.5</text:p>
              </table:table-cell>
              <table:table-cell office:value-type="float" office:value="0.135546334716459">
                <text:p>0.135546334716459</text:p>
              </table:table-cell>
              <table:table-cell office:value-type="float" office:value="0.0624534524949463">
                <text:p>0.0624534524949463</text:p>
              </table:table-cell>
              <table:table-cell office:value-type="float" office:value="0.111075646345356">
                <text:p>0.111075646345356</text:p>
              </table:table-cell>
              <table:table-cell office:value-type="float" office:value="0.0591020321310778">
                <text:p>0.0591020321310778</text:p>
              </table:table-cell>
              <table:table-cell office:value-type="float" office:value="0.0504840940525588">
                <text:p>0.0504840940525588</text:p>
              </table:table-cell>
              <table:table-cell office:value-type="float" office:value="0.029364826045324">
                <text:p>0.029364826045324</text:p>
              </table:table-cell>
            </table:table-row>
            <table:table-row>
              <table:table-cell office:value-type="string">
                <text:p>MED2_2_Comet-XCorr2.5</text:p>
              </table:table-cell>
              <table:table-cell office:value-type="float" office:value="0.127003967175697">
                <text:p>0.127003967175697</text:p>
              </table:table-cell>
              <table:table-cell office:value-type="float" office:value="0.0613553611216782">
                <text:p>0.0613553611216782</text:p>
              </table:table-cell>
              <table:table-cell office:value-type="float" office:value="0.108744089995109">
                <text:p>0.108744089995109</text:p>
              </table:table-cell>
              <table:table-cell office:value-type="float" office:value="0.0559208738655508">
                <text:p>0.0559208738655508</text:p>
              </table:table-cell>
              <table:table-cell office:value-type="float" office:value="0.0453779685886637">
                <text:p>0.0453779685886637</text:p>
              </table:table-cell>
              <table:table-cell office:value-type="float" office:value="0.0301070593989457">
                <text:p>0.0301070593989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title svg:x="5.607cm" svg:y="0.316cm" chart:style-name="ch2">
          <text:p>Relative PTMs in DN50</text:p>
        </chart:title>
        <chart:subtitle svg:x="6.638cm" svg:y="1.275cm" chart:style-name="ch3">
          <text:p>ETNP 2017 P2</text:p>
        </chart:subtitle>
        <chart:legend chart:legend-position="end" svg:x="13.456cm" svg:y="2.214cm" style:legend-expansion="high" chart:style-name="ch4"/>
        <chart:plot-area chart:style-name="ch5" table:cell-range-address="'rel-skq17-ptms'.A1:'rel-skq17-ptms'.J7" chart:data-source-has-labels="both" svg:x="1.331cm" svg:y="2.138cm" svg:width="11.805cm" svg:height="5.711cm">
          <chartooo:coordinate-region svg:x="2.058cm" svg:y="2.337cm" svg:width="11.078cm" svg:height="4.865cm"/>
          <chart:axis chart:dimension="x" chart:name="primary-x" chart:style-name="ch6" chartooo:axis-type="auto">
            <chartooo:date-scale/>
            <chart:title svg:x="6.501cm" svg:y="8.029cm" chart:style-name="ch7">
              <text:p>Samples </text:p>
            </chart:title>
            <chart:categories table:cell-range-address="'rel-skq17-ptms'.A2:'rel-skq17-ptms'.A7"/>
          </chart:axis>
          <chart:axis chart:dimension="y" chart:name="primary-y" chart:style-name="ch8">
            <chart:title svg:x="0.451cm" svg:y="6.902cm" chart:style-name="ch9">
              <text:p>% of sequences with PTM</text:p>
            </chart:title>
          </chart:axis>
          <chart:series chart:style-name="ch10" chart:values-cell-range-address="'rel-skq17-ptms'.B2:'rel-skq17-ptms'.B7" chart:label-cell-address="'rel-skq17-ptms'.B1:'rel-skq17-ptms'.B1" chart:class="chart:bar">
            <chart:data-point chart:repeated="6"/>
          </chart:series>
          <chart:series chart:style-name="ch11" chart:values-cell-range-address="'rel-skq17-ptms'.C2:'rel-skq17-ptms'.C7" chart:label-cell-address="'rel-skq17-ptms'.C1:'rel-skq17-ptms'.C1" chart:class="chart:bar">
            <chart:data-point chart:repeated="6"/>
          </chart:series>
          <chart:series chart:style-name="ch12" chart:values-cell-range-address="'rel-skq17-ptms'.D2:'rel-skq17-ptms'.D7" chart:label-cell-address="'rel-skq17-ptms'.D1:'rel-skq17-ptms'.D1" chart:class="chart:bar">
            <chart:data-point chart:repeated="6"/>
          </chart:series>
          <chart:series chart:style-name="ch13" chart:values-cell-range-address="'rel-skq17-ptms'.E2:'rel-skq17-ptms'.E7" chart:label-cell-address="'rel-skq17-ptms'.E1:'rel-skq17-ptms'.E1" chart:class="chart:bar">
            <chart:data-point chart:repeated="6"/>
          </chart:series>
          <chart:series chart:style-name="ch14" chart:values-cell-range-address="'rel-skq17-ptms'.F2:'rel-skq17-ptms'.F7" chart:label-cell-address="'rel-skq17-ptms'.F1:'rel-skq17-ptms'.F1" chart:class="chart:bar">
            <chart:data-point chart:repeated="6"/>
          </chart:series>
          <chart:series chart:style-name="ch15" chart:values-cell-range-address="'rel-skq17-ptms'.G2:'rel-skq17-ptms'.G7" chart:label-cell-address="'rel-skq17-ptms'.G1:'rel-skq17-ptms'.G1" chart:class="chart:bar">
            <chart:data-point chart:repeated="6"/>
          </chart:series>
          <chart:series chart:style-name="ch16" chart:values-cell-range-address="'rel-skq17-ptms'.H2:'rel-skq17-ptms'.H7" chart:label-cell-address="'rel-skq17-ptms'.H1:'rel-skq17-ptms'.H1" chart:class="chart:bar">
            <chart:data-point chart:repeated="6"/>
          </chart:series>
          <chart:series chart:style-name="ch17" chart:values-cell-range-address="'rel-skq17-ptms'.I2:'rel-skq17-ptms'.I7" chart:label-cell-address="'rel-skq17-ptms'.I1:'rel-skq17-ptms'.I1" chart:class="chart:bar">
            <chart:data-point chart:repeated="6"/>
          </chart:series>
          <chart:series chart:style-name="ch18" chart:values-cell-range-address="'rel-skq17-ptms'.J2:'rel-skq17-ptms'.J7" chart:label-cell-address="'rel-skq17-ptms'.J1:'rel-skq17-ptms'.J1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TMs</text:p>
                <draw:g>
                  <svg:desc>'rel-skq17-ptms'.B1:'rel-skq17-ptms'.B1</svg:desc>
                </draw:g>
              </table:table-cell>
              <table:table-cell office:value-type="string">
                <text:p>Cys carb.</text:p>
                <draw:g>
                  <svg:desc>'rel-skq17-ptms'.C1:'rel-skq17-ptms'.C1</svg:desc>
                </draw:g>
              </table:table-cell>
              <table:table-cell office:value-type="string">
                <text:p>Met oxi.</text:p>
                <draw:g>
                  <svg:desc>'rel-skq17-ptms'.D1:'rel-skq17-ptms'.D1</svg:desc>
                </draw:g>
              </table:table-cell>
              <table:table-cell office:value-type="string">
                <text:p>Asp deam.</text:p>
                <draw:g>
                  <svg:desc>'rel-skq17-ptms'.E1:'rel-skq17-ptms'.E1</svg:desc>
                </draw:g>
              </table:table-cell>
              <table:table-cell office:value-type="string">
                <text:p>Glut deam.</text:p>
                <draw:g>
                  <svg:desc>'rel-skq17-ptms'.F1:'rel-skq17-ptms'.F1</svg:desc>
                </draw:g>
              </table:table-cell>
              <table:table-cell office:value-type="string">
                <text:p>Lys hydr</text:p>
                <draw:g>
                  <svg:desc>'rel-skq17-ptms'.G1:'rel-skq17-ptms'.G1</svg:desc>
                </draw:g>
              </table:table-cell>
              <table:table-cell office:value-type="string">
                <text:p>Pro hydr</text:p>
                <draw:g>
                  <svg:desc>'rel-skq17-ptms'.H1:'rel-skq17-ptms'.H1</svg:desc>
                </draw:g>
              </table:table-cell>
              <table:table-cell office:value-type="string">
                <text:p>Lys meth.</text:p>
                <draw:g>
                  <svg:desc>'rel-skq17-ptms'.I1:'rel-skq17-ptms'.I1</svg:desc>
                </draw:g>
              </table:table-cell>
              <table:table-cell office:value-type="string">
                <text:p>Arg meth.</text:p>
                <draw:g>
                  <svg:desc>'rel-skq17-ptms'.J1:'rel-skq17-ptms'.J1</svg:desc>
                </draw:g>
              </table:table-cell>
            </table:table-row>
          </table:table-header-rows>
          <table:table-rows>
            <table:table-row>
              <table:table-cell office:value-type="float" office:value="231">
                <text:p>231</text:p>
                <draw:g>
                  <svg:desc>'rel-skq17-ptms'.A2:'rel-skq17-ptms'.A7</svg:desc>
                </draw:g>
              </table:table-cell>
              <table:table-cell office:value-type="float" office:value="1.51261295180723">
                <text:p>1.51261295180723</text:p>
                <draw:g>
                  <svg:desc>'rel-skq17-ptms'.B2:'rel-skq17-ptms'.B7</svg:desc>
                </draw:g>
              </table:table-cell>
              <table:table-cell office:value-type="float" office:value="0.109939759036145">
                <text:p>0.109939759036145</text:p>
                <draw:g>
                  <svg:desc>'rel-skq17-ptms'.C2:'rel-skq17-ptms'.C7</svg:desc>
                </draw:g>
              </table:table-cell>
              <table:table-cell office:value-type="float" office:value="0.543109939759036">
                <text:p>0.543109939759036</text:p>
                <draw:g>
                  <svg:desc>'rel-skq17-ptms'.D2:'rel-skq17-ptms'.D7</svg:desc>
                </draw:g>
              </table:table-cell>
              <table:table-cell office:value-type="float" office:value="0.114457831325301">
                <text:p>0.114457831325301</text:p>
                <draw:g>
                  <svg:desc>'rel-skq17-ptms'.E2:'rel-skq17-ptms'.E7</svg:desc>
                </draw:g>
              </table:table-cell>
              <table:table-cell office:value-type="float" office:value="0.00828313253012">
                <text:p>0.00828313253012</text:p>
                <draw:g>
                  <svg:desc>'rel-skq17-ptms'.F2:'rel-skq17-ptms'.F7</svg:desc>
                </draw:g>
              </table:table-cell>
              <table:table-cell office:value-type="float" office:value="0.130647590361446">
                <text:p>0.130647590361446</text:p>
                <draw:g>
                  <svg:desc>'rel-skq17-ptms'.G2:'rel-skq17-ptms'.G7</svg:desc>
                </draw:g>
              </table:table-cell>
              <table:table-cell office:value-type="float" office:value="0.276355421686747">
                <text:p>0.276355421686747</text:p>
                <draw:g>
                  <svg:desc>'rel-skq17-ptms'.H2:'rel-skq17-ptms'.H7</svg:desc>
                </draw:g>
              </table:table-cell>
              <table:table-cell office:value-type="float" office:value="0.142319277108434">
                <text:p>0.142319277108434</text:p>
                <draw:g>
                  <svg:desc>'rel-skq17-ptms'.I2:'rel-skq17-ptms'.I7</svg:desc>
                </draw:g>
              </table:table-cell>
              <table:table-cell office:value-type="float" office:value="0.1875">
                <text:p>0.1875</text:p>
                <draw:g>
                  <svg:desc>'rel-skq17-ptms'.J2:'rel-skq17-ptms'.J7</svg:desc>
                </draw:g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58092553441391">
                <text:p>1.58092553441391</text:p>
              </table:table-cell>
              <table:table-cell office:value-type="float" office:value="0.125440451021846">
                <text:p>0.125440451021846</text:p>
              </table:table-cell>
              <table:table-cell office:value-type="float" office:value="0.536997885835095">
                <text:p>0.536997885835095</text:p>
              </table:table-cell>
              <table:table-cell office:value-type="float" office:value="0.10077519379845">
                <text:p>0.10077519379845</text:p>
              </table:table-cell>
              <table:table-cell office:value-type="float" office:value="0.007047216349542">
                <text:p>0.007047216349542</text:p>
              </table:table-cell>
              <table:table-cell office:value-type="float" office:value="0.144702842377261">
                <text:p>0.144702842377261</text:p>
              </table:table-cell>
              <table:table-cell office:value-type="float" office:value="0.263330984261217">
                <text:p>0.263330984261217</text:p>
              </table:table-cell>
              <table:table-cell office:value-type="float" office:value="0.164200140944327">
                <text:p>0.164200140944327</text:p>
              </table:table-cell>
              <table:table-cell office:value-type="float" office:value="0.238430819826169">
                <text:p>0.23843081982616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.79220023282887">
                <text:p>1.79220023282887</text:p>
              </table:table-cell>
              <table:table-cell office:value-type="float" office:value="0.128637951105937">
                <text:p>0.128637951105937</text:p>
              </table:table-cell>
              <table:table-cell office:value-type="float" office:value="0.607101280558789">
                <text:p>0.607101280558789</text:p>
              </table:table-cell>
              <table:table-cell office:value-type="float" office:value="0.088474970896391">
                <text:p>0.088474970896391</text:p>
              </table:table-cell>
              <table:table-cell office:value-type="float" office:value="0.009313154831199">
                <text:p>0.009313154831199</text:p>
              </table:table-cell>
              <table:table-cell office:value-type="float" office:value="0.206053550640279">
                <text:p>0.206053550640279</text:p>
              </table:table-cell>
              <table:table-cell office:value-type="float" office:value="0.257857974388824">
                <text:p>0.257857974388824</text:p>
              </table:table-cell>
              <table:table-cell office:value-type="float" office:value="0.19848661233993">
                <text:p>0.19848661233993</text:p>
              </table:table-cell>
              <table:table-cell office:value-type="float" office:value="0.29627473806752">
                <text:p>0.2962747380675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.53270440251572">
                <text:p>1.53270440251572</text:p>
              </table:table-cell>
              <table:table-cell office:value-type="float" office:value="0.138364779874214">
                <text:p>0.138364779874214</text:p>
              </table:table-cell>
              <table:table-cell office:value-type="float" office:value="0.528930817610063">
                <text:p>0.528930817610063</text:p>
              </table:table-cell>
              <table:table-cell office:value-type="float" office:value="0.132704402515723">
                <text:p>0.132704402515723</text:p>
              </table:table-cell>
              <table:table-cell office:value-type="float" office:value="0.015094339622642">
                <text:p>0.015094339622642</text:p>
              </table:table-cell>
              <table:table-cell office:value-type="float" office:value="0.129559748427673">
                <text:p>0.129559748427673</text:p>
              </table:table-cell>
              <table:table-cell office:value-type="float" office:value="0.247169811320755">
                <text:p>0.247169811320755</text:p>
              </table:table-cell>
              <table:table-cell office:value-type="float" office:value="0.157232704402516">
                <text:p>0.157232704402516</text:p>
              </table:table-cell>
              <table:table-cell office:value-type="float" office:value="0.183647798742138">
                <text:p>0.18364779874213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.92396463471382">
                <text:p>1.92396463471382</text:p>
              </table:table-cell>
              <table:table-cell office:value-type="float" office:value="0.169660307119591">
                <text:p>0.169660307119591</text:p>
              </table:table-cell>
              <table:table-cell office:value-type="float" office:value="0.701163331782224">
                <text:p>0.701163331782224</text:p>
              </table:table-cell>
              <table:table-cell office:value-type="float" office:value="0.131503024662634">
                <text:p>0.131503024662634</text:p>
              </table:table-cell>
              <table:table-cell office:value-type="float" office:value="0.0063285248953">
                <text:p>0.0063285248953</text:p>
              </table:table-cell>
              <table:table-cell office:value-type="float" office:value="0.16063285248953">
                <text:p>0.16063285248953</text:p>
              </table:table-cell>
              <table:table-cell office:value-type="float" office:value="0.332805956258725">
                <text:p>0.332805956258725</text:p>
              </table:table-cell>
              <table:table-cell office:value-type="float" office:value="0.158213122382503">
                <text:p>0.158213122382503</text:p>
              </table:table-cell>
              <table:table-cell office:value-type="float" office:value="0.263657515123313">
                <text:p>0.26365751512331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.81918184943279">
                <text:p>1.81918184943279</text:p>
              </table:table-cell>
              <table:table-cell office:value-type="float" office:value="0.142087773576258">
                <text:p>0.142087773576258</text:p>
              </table:table-cell>
              <table:table-cell office:value-type="float" office:value="0.666437492838318">
                <text:p>0.666437492838318</text:p>
              </table:table-cell>
              <table:table-cell office:value-type="float" office:value="0.118253695427982">
                <text:p>0.118253695427982</text:p>
              </table:table-cell>
              <table:table-cell office:value-type="float" office:value="0.00676062793629">
                <text:p>0.00676062793629</text:p>
              </table:table-cell>
              <table:table-cell office:value-type="float" office:value="0.166265612467056">
                <text:p>0.166265612467056</text:p>
              </table:table-cell>
              <table:table-cell office:value-type="float" office:value="0.303196974905466">
                <text:p>0.303196974905466</text:p>
              </table:table-cell>
              <table:table-cell office:value-type="float" office:value="0.155379855620488">
                <text:p>0.155379855620488</text:p>
              </table:table-cell>
              <table:table-cell office:value-type="float" office:value="0.260799816660937">
                <text:p>0.260799816660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